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025cm" draw:marker-start-width="0.339cm" draw:marker-end-width="0.339cm" draw:fill-color="#ccffcc" draw:textarea-horizontal-align="center" draw:textarea-vertical-align="bottom" fo:padding-top="-0.053cm" fo:padding-bottom="-0.053cm" fo:padding-left="0.138cm" fo:padding-right="0.138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stroke-dash="Fine_20_Dashed_20__28_var_29_" svg:stroke-width="0.026cm" svg:stroke-color="#000000" draw:stroke-linejoin="miter" draw:fill="solid" draw:fill-color="#ccffcc" draw:textarea-horizontal-align="center" draw:textarea-vertical-align="bottom" draw:auto-grow-height="false" fo:padding-top="0.6cm" fo:padding-bottom="0.191cm" fo:padding-left="0.191cm" fo:padding-right="0.191cm" fo:wrap-option="wrap" draw:shadow="hidden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line-height="95%" fo:text-align="center" text:enable-numbering="false" fo:text-indent="0cm"/>
    </style:style>
    <style:style style:name="P2" style:family="paragraph">
      <style:paragraph-properties fo:margin-left="0cm" fo:margin-right="0cm" fo:line-height="95%" fo:text-align="center" text:enable-numbering="false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95%" fo:text-align="center" text:enable-numbering="false" fo:text-indent="0cm"/>
      <style:text-properties fo:font-size="16pt" style:font-size-asian="18pt" style:font-size-complex="18pt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family="'Times New Roman'" style:font-pitch="variable" fo:font-style="italic"/>
    </style:style>
    <style:style style:name="T2" style:family="text">
      <style:text-properties fo:font-family="'Times New Roman'" style:font-pitch="variable"/>
    </style:style>
    <style:style style:name="T3" style:family="text">
      <style:text-properties fo:color="#000000" style:text-outline="false" style:text-line-through-style="none" style:text-position="0% 100%" fo:font-family="Symbol" style:font-family-generic="roman" style:font-pitch="variable" style:font-charset="x-symbol" fo:font-size="18pt" fo:font-style="normal" fo:text-shadow="none" style:text-underline-style="none" fo:font-weight="normal" style:font-family-asian="Symbol" style:font-charset-asian="x-symbol" style:font-size-asian="12pt" style:font-style-asian="normal" style:font-weight-asian="normal" style:font-family-complex="Symbol" style:font-charset-complex="x-symbol" style:font-size-complex="12pt" style:font-style-complex="normal" style:font-weight-complex="normal" style:text-emphasize="none" style:font-relief="none"/>
    </style:style>
    <style:style style:name="T4" style:family="text">
      <style:text-properties fo:font-family="'Times New Roman'" style:font-pitch="variable" fo:font-size="16pt" fo:font-style="italic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3.578cm" svg:height="1cm" svg:x="10.97cm" svg:y="3.573cm">
          <text:p text:style-name="P1"><text:span text:style-name="T1">h</text:span><text:span text:style-name="T2"> </text:span><text:span text:style-name="T3"></text:span><text:span text:style-name="T2"> </text:span><text:span text:style-name="T1">H</text:span>(<text:span text:style-name="T1">m</text:span>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.616cm" svg:y1="4.088cm" svg:x2="10.97cm" svg:y2="4.073cm" draw:start-shape="id1" draw:start-glue-point="5" draw:end-shape="id2" draw:end-glue-point="3">
          <text:p/>
        </draw:connector>
        <draw:rect draw:style-name="gr3" draw:text-style-name="P4" draw:id="id3" draw:layer="layout" svg:width="1.683cm" svg:height="0.599cm" svg:x="16.081cm" svg:y="3.774cm">
          <text:p text:style-name="P1"><text:span text:style-name="T4">h</text:span></text:p>
        </draw:rect>
        <draw:connector draw:style-name="gr4" draw:text-style-name="P3" draw:layer="layout" svg:x1="14.548cm" svg:y1="4.073cm" svg:x2="16.081cm" svg:y2="4.073cm" draw:start-shape="id2" draw:start-glue-point="1" draw:end-shape="id3" draw:end-glue-point="3">
          <text:p/>
        </draw:connector>
        <draw:custom-shape draw:style-name="gr5" draw:text-style-name="P2" draw:id="id1" draw:layer="layout" svg:width="1.683cm" svg:height="1.636cm" draw:transform="rotate (3.1415926535892) translate (9.299cm 4.907cm)">
          <text:p text:style-name="P1"><text:span text:style-name="T1">m</text:span></text:p>
          <draw:enhanced-geometry draw:text-rotate-angle="-180" svg:viewBox="0 0 21600 21600" draw:mirror-horizontal="false" draw:mirror-vertical="false" draw:glue-points="10800 0 0 10800 10800 21600 21600 10800" draw:text-areas="0 0 21600 ?f11" draw:type="paper" draw:modifiers="1573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6-03-30T12:49:43</meta:creation-date>
    <dc:date>2006-03-30T12:52:38</dc:date>
    <dc:language>en-US</dc:language>
    <meta:editing-cycles>2</meta:editing-cycles>
    <meta:editing-duration>PT3M3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